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" manifest:full-path="Object 1/Pictures/2000000D000000DD000000DD3F0040E4.svm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76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0.854cm"/>
    </style:style>
    <style:style style:name="co5" style:family="table-column">
      <style:table-column-properties fo:break-before="auto" style:column-width="1.21cm"/>
    </style:style>
    <style:style style:name="co6" style:family="table-column">
      <style:table-column-properties fo:break-before="auto" style:column-width="1.291cm"/>
    </style:style>
    <style:style style:name="co7" style:family="table-column">
      <style:table-column-properties fo:break-before="auto" style:column-width="1.702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07"/>
    <style:style style:name="ce3" style:family="table-cell" style:parent-style-name="Default">
      <style:table-cell-properties style:rotation-angle="215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row table:style-name="ro1">
          <table:table-cell office:value-type="float" office:value="0.17">
            <text:p>0,17</text:p>
          </table:table-cell>
          <table:table-cell/>
          <table:table-cell table:style-name="ce1"/>
          <table:table-cell table:number-columns-repeated="4"/>
          <table:table-cell table:style-name="Default" table:number-columns-repeated="2"/>
          <table:table-cell table:number-columns-repeated="9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string">
            <text:p>DATE</text:p>
          </table:table-cell>
          <table:table-cell office:value-type="string">
            <text:p>kWh</text:p>
          </table:table-cell>
          <table:table-cell office:value-type="string">
            <text:p>delta kWh</text:p>
          </table:table-cell>
          <table:table-cell office:value-type="string">
            <text:p>delta jour</text:p>
          </table:table-cell>
          <table:table-cell office:value-type="string">
            <text:p>kWh/j</text:p>
          </table:table-cell>
          <table:table-cell table:style-name="Default" office:value-type="string">
            <text:p>€/j</text:p>
          </table:table-cell>
          <table:table-cell table:style-name="Default" office:value-type="string">
            <text:p>€/perdiode</text:p>
          </table:table-cell>
          <table:table-cell office:value-type="string">
            <text:p>€/ans</text:p>
          </table:table-cell>
          <table:table-cell office:value-type="string">
            <text:p>€/mois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>
            <draw:frame table:end-cell-address="Feuille1.B46" table:end-x="6.042cm" table:end-y="0.383cm" draw:z-index="0" draw:style-name="gr1" draw:text-style-name="P1" svg:width="8.3cm" svg:height="18.791cm" svg:x="0cm" svg:y="0.03cm">
              <draw:object draw:notify-on-update-of-ranges="Feuille1.C4:Feuille1.C13 Feuille1.G2:Feuille1.G3 Feuille1.G4:Feuille1.G13 Feuille1.K2:Feuille1.K3 Feuille1.K4:Feuille1.K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table:style-name="ce1" office:value-type="date" office:date-value="2018-02-12">
            <text:p>12/02/18</text:p>
          </table:table-cell>
          <table:table-cell office:value-type="float" office:value="266">
            <text:p>266</text:p>
          </table:table-cell>
          <table:table-cell table:number-columns-repeated="7"/>
          <table:table-cell table:formula="of:=[.L5]*[.L4]" office:value-type="float" office:value="4.8">
            <text:p>4,8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date" office:date-value="2018-08-06">
            <text:p>06/08/18</text:p>
          </table:table-cell>
          <table:table-cell office:value-type="float" office:value="2095">
            <text:p>2095</text:p>
          </table:table-cell>
          <table:table-cell table:formula="of:=[.D4]-[.D3]" office:value-type="float" office:value="1829">
            <text:p>1829</text:p>
          </table:table-cell>
          <table:table-cell table:formula="of:=[.C4]-[.C3]" office:value-type="float" office:value="175">
            <text:p>175</text:p>
          </table:table-cell>
          <table:table-cell table:formula="of:=[.E4]/[.F4]" office:value-type="float" office:value="10.4514285714286">
            <text:p>10,4514285714</text:p>
          </table:table-cell>
          <table:table-cell table:formula="of:=[.$A$1]*[.G4]" office:value-type="currency" office:currency="EUR" office:value="1.77674285714286">
            <text:p>1,78 €</text:p>
          </table:table-cell>
          <table:table-cell table:formula="of:=[.E4]*[.$A$1]" office:value-type="currency" office:currency="EUR" office:value="310.93">
            <text:p>310,93 €</text:p>
          </table:table-cell>
          <table:table-cell table:formula="of:=[.H4]*365" office:value-type="currency" office:currency="EUR" office:value="648.511142857143">
            <text:p>648,51 €</text:p>
          </table:table-cell>
          <table:table-cell table:formula="of:=[.J4]/12" office:value-type="currency" office:currency="EUR" office:value="54.0425952380953">
            <text:p>54,04 €</text:p>
          </table:table-cell>
          <table:table-cell office:value-type="float" office:value="2">
            <text:p>2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date" office:date-value="2018-09-28">
            <text:p>28/09/18</text:p>
          </table:table-cell>
          <table:table-cell office:value-type="float" office:value="2559">
            <text:p>2559</text:p>
          </table:table-cell>
          <table:table-cell table:formula="of:=[.D5]-[.D4]" office:value-type="float" office:value="464">
            <text:p>464</text:p>
          </table:table-cell>
          <table:table-cell table:formula="of:=[.C5]-[.C4]" office:value-type="float" office:value="53">
            <text:p>53</text:p>
          </table:table-cell>
          <table:table-cell table:formula="of:=[.E5]/[.F5]" office:value-type="float" office:value="8.75471698113208">
            <text:p>8,7547169811</text:p>
          </table:table-cell>
          <table:table-cell table:formula="of:=[.$A$1]*[.G5]" office:value-type="currency" office:currency="EUR" office:value="1.48830188679245">
            <text:p>1,49 €</text:p>
          </table:table-cell>
          <table:table-cell table:formula="of:=[.E5]*[.$A$1]" office:value-type="currency" office:currency="EUR" office:value="78.88">
            <text:p>78,88 €</text:p>
          </table:table-cell>
          <table:table-cell table:formula="of:=[.H5]*365" office:value-type="currency" office:currency="EUR" office:value="543.230188679245">
            <text:p>543,23 €</text:p>
          </table:table-cell>
          <table:table-cell table:formula="of:=[.J5]/12" office:value-type="currency" office:currency="EUR" office:value="45.2691823899371">
            <text:p>45,27 €</text:p>
          </table:table-cell>
          <table:table-cell table:formula="of:=[.L6]*12/1000" office:value-type="float" office:value="2.4">
            <text:p>2,4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date" office:date-value="2018-11-01">
            <text:p>01/11/18</text:p>
          </table:table-cell>
          <table:table-cell office:value-type="float" office:value="2916">
            <text:p>2916</text:p>
          </table:table-cell>
          <table:table-cell table:formula="of:=[.D6]-[.D5]" office:value-type="float" office:value="357">
            <text:p>357</text:p>
          </table:table-cell>
          <table:table-cell table:formula="of:=[.C6]-[.C5]" office:value-type="float" office:value="34">
            <text:p>34</text:p>
          </table:table-cell>
          <table:table-cell table:formula="of:=[.E6]/[.F6]" office:value-type="float" office:value="10.5">
            <text:p>10,5</text:p>
          </table:table-cell>
          <table:table-cell table:formula="of:=[.$A$1]*[.G6]" office:value-type="currency" office:currency="EUR" office:value="1.785">
            <text:p>1,79 €</text:p>
          </table:table-cell>
          <table:table-cell table:formula="of:=[.E6]*[.$A$1]" office:value-type="currency" office:currency="EUR" office:value="60.69">
            <text:p>60,69 €</text:p>
          </table:table-cell>
          <table:table-cell table:formula="of:=[.H6]*365" office:value-type="currency" office:currency="EUR" office:value="651.525">
            <text:p>651,53 €</text:p>
          </table:table-cell>
          <table:table-cell table:formula="of:=[.J6]/12" office:value-type="currency" office:currency="EUR" office:value="54.29375">
            <text:p>54,29 €</text:p>
          </table:table-cell>
          <table:table-cell office:value-type="float" office:value="200">
            <text:p>200</text:p>
          </table:table-cell>
          <table:table-cell office:value-type="string">
            <text:p>ah <text:s/>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date" office:date-value="2018-12-01">
            <text:p>01/12/18</text:p>
          </table:table-cell>
          <table:table-cell office:value-type="float" office:value="3267">
            <text:p>3267</text:p>
          </table:table-cell>
          <table:table-cell table:formula="of:=[.D7]-[.D6]" office:value-type="float" office:value="351">
            <text:p>351</text:p>
          </table:table-cell>
          <table:table-cell table:formula="of:=[.C7]-[.C6]" office:value-type="float" office:value="30">
            <text:p>30</text:p>
          </table:table-cell>
          <table:table-cell table:formula="of:=[.E7]/[.F7]" office:value-type="float" office:value="11.7">
            <text:p>11,7</text:p>
          </table:table-cell>
          <table:table-cell table:formula="of:=[.$A$1]*[.G7]" office:value-type="currency" office:currency="EUR" office:value="1.989">
            <text:p>1,99 €</text:p>
          </table:table-cell>
          <table:table-cell table:formula="of:=[.E7]*[.$A$1]" office:value-type="currency" office:currency="EUR" office:value="59.67">
            <text:p>59,67 €</text:p>
          </table:table-cell>
          <table:table-cell table:formula="of:=[.H7]*365" office:value-type="currency" office:currency="EUR" office:value="725.985">
            <text:p>725,99 €</text:p>
          </table:table-cell>
          <table:table-cell table:formula="of:=[.J7]/12" office:value-type="currency" office:currency="EUR" office:value="60.49875">
            <text:p>60,50 €</text:p>
          </table:table-cell>
          <table:table-cell office:value-type="float" office:value="2">
            <text:p>2</text:p>
          </table:table-cell>
          <table:table-cell office:value-type="string">
            <text:p>heure de vent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date" office:date-value="2019-01-01">
            <text:p>01/01/19</text:p>
          </table:table-cell>
          <table:table-cell office:value-type="float" office:value="3671">
            <text:p>3671</text:p>
          </table:table-cell>
          <table:table-cell table:formula="of:=[.D8]-[.D7]" office:value-type="float" office:value="404">
            <text:p>404</text:p>
          </table:table-cell>
          <table:table-cell table:formula="of:=[.C8]-[.C7]" office:value-type="float" office:value="31">
            <text:p>31</text:p>
          </table:table-cell>
          <table:table-cell table:formula="of:=[.E8]/[.F8]" office:value-type="float" office:value="13.0322580645161">
            <text:p>13,0322580645</text:p>
          </table:table-cell>
          <table:table-cell table:formula="of:=[.$A$1]*[.G8]" office:value-type="currency" office:currency="EUR" office:value="2.21548387096774">
            <text:p>2,22 €</text:p>
          </table:table-cell>
          <table:table-cell table:formula="of:=[.E8]*[.$A$1]" office:value-type="currency" office:currency="EUR" office:value="68.68">
            <text:p>68,68 €</text:p>
          </table:table-cell>
          <table:table-cell table:formula="of:=[.H8]*365" office:value-type="currency" office:currency="EUR" office:value="808.651612903226">
            <text:p>808,65 €</text:p>
          </table:table-cell>
          <table:table-cell table:formula="of:=[.J8]/12" office:value-type="currency" office:currency="EUR" office:value="67.3876344086022">
            <text:p>67,39 €</text:p>
          </table:table-cell>
          <table:table-cell office:value-type="float" office:value="0.6">
            <text:p>0,6</text:p>
          </table:table-cell>
          <table:table-cell office:value-type="string">
            <text:p>puissance eolienne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>
            <text:p>Mon relevé</text:p>
          </table:table-cell>
          <table:table-cell office:value-type="string">
            <text:p>Changement ampoule + baisse regime VMC</text:p>
          </table:table-cell>
          <table:table-cell table:style-name="ce1" office:value-type="date" office:date-value="2019-02-01">
            <text:p>01/02/19</text:p>
          </table:table-cell>
          <table:table-cell office:value-type="float" office:value="4029">
            <text:p>4029</text:p>
          </table:table-cell>
          <table:table-cell table:formula="of:=[.D9]-[.D8]" office:value-type="float" office:value="358">
            <text:p>358</text:p>
          </table:table-cell>
          <table:table-cell table:formula="of:=[.C9]-[.C8]" office:value-type="float" office:value="31">
            <text:p>31</text:p>
          </table:table-cell>
          <table:table-cell table:formula="of:=[.E9]/[.F9]" office:value-type="float" office:value="11.5483870967742">
            <text:p>11,5483870968</text:p>
          </table:table-cell>
          <table:table-cell table:formula="of:=[.$A$1]*[.G9]" office:value-type="currency" office:currency="EUR" office:value="1.96322580645161">
            <text:p>1,96 €</text:p>
          </table:table-cell>
          <table:table-cell table:formula="of:=[.E9]*[.$A$1]" office:value-type="currency" office:currency="EUR" office:value="60.86">
            <text:p>60,86 €</text:p>
          </table:table-cell>
          <table:table-cell table:formula="of:=[.H9]*365" office:value-type="currency" office:currency="EUR" office:value="716.577419354839">
            <text:p>716,58 €</text:p>
          </table:table-cell>
          <table:table-cell table:formula="of:=[.J9]/12" office:value-type="currency" office:currency="EUR" office:value="59.7147849462366">
            <text:p>59,71 €</text:p>
          </table:table-cell>
          <table:table-cell office:value-type="float" office:value="0.27">
            <text:p>0,27</text:p>
          </table:table-cell>
          <table:table-cell office:value-type="string">
            <text:p>Puissance 1 panneau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date" office:date-value="2019-02-14">
            <text:p>14/02/19</text:p>
          </table:table-cell>
          <table:table-cell office:value-type="float" office:value="4157">
            <text:p>4157</text:p>
          </table:table-cell>
          <table:table-cell table:formula="of:=[.D10]-[.D9]" office:value-type="float" office:value="128">
            <text:p>128</text:p>
          </table:table-cell>
          <table:table-cell table:formula="of:=[.C10]-[.C9]" office:value-type="float" office:value="13">
            <text:p>13</text:p>
          </table:table-cell>
          <table:table-cell table:formula="of:=[.E10]/[.F10]" office:value-type="float" office:value="9.84615384615385">
            <text:p>9,8461538462</text:p>
          </table:table-cell>
          <table:table-cell table:formula="of:=[.$A$1]*[.G10]" office:value-type="currency" office:currency="EUR" office:value="1.67384615384615">
            <text:p>1,67 €</text:p>
          </table:table-cell>
          <table:table-cell table:formula="of:=[.E10]*[.$A$1]" office:value-type="currency" office:currency="EUR" office:value="21.76">
            <text:p>21,76 €</text:p>
          </table:table-cell>
          <table:table-cell table:formula="of:=[.H10]*365" office:value-type="currency" office:currency="EUR" office:value="610.953846153846">
            <text:p>610,95 €</text:p>
          </table:table-cell>
          <table:table-cell table:formula="of:=[.J10]/12" office:value-type="currency" office:currency="EUR" office:value="50.9128205128205">
            <text:p>50,91 €</text:p>
          </table:table-cell>
          <table:table-cell office:value-type="float" office:value="2">
            <text:p>2</text:p>
          </table:table-cell>
          <table:table-cell office:value-type="string">
            <text:p>nombre de panneau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date" office:date-value="2019-02-18">
            <text:p>18/02/19</text:p>
          </table:table-cell>
          <table:table-cell office:value-type="float" office:value="4189">
            <text:p>4189</text:p>
          </table:table-cell>
          <table:table-cell table:formula="of:=[.D11]-[.D10]" office:value-type="float" office:value="32">
            <text:p>32</text:p>
          </table:table-cell>
          <table:table-cell table:formula="of:=[.C11]-[.C10]" office:value-type="float" office:value="4">
            <text:p>4</text:p>
          </table:table-cell>
          <table:table-cell table:formula="of:=[.E11]/[.F11]" office:value-type="float" office:value="8">
            <text:p>8</text:p>
          </table:table-cell>
          <table:table-cell table:formula="of:=[.$A$1]*[.G11]" office:value-type="currency" office:currency="EUR" office:value="1.36">
            <text:p>1,36 €</text:p>
          </table:table-cell>
          <table:table-cell table:formula="of:=[.E11]*[.$A$1]" office:value-type="currency" office:currency="EUR" office:value="5.44">
            <text:p>5,44 €</text:p>
          </table:table-cell>
          <table:table-cell table:formula="of:=[.H11]*365" office:value-type="currency" office:currency="EUR" office:value="496.4">
            <text:p>496,40 €</text:p>
          </table:table-cell>
          <table:table-cell table:formula="of:=[.J11]/12" office:value-type="currency" office:currency="EUR" office:value="41.3666666666667">
            <text:p>41,37 €</text:p>
          </table:table-cell>
          <table:table-cell office:value-type="float" office:value="3">
            <text:p>3</text:p>
          </table:table-cell>
          <table:table-cell office:value-type="string">
            <text:p>heure soleil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date" office:date-value="2019-02-27">
            <text:p>27/02/19</text:p>
          </table:table-cell>
          <table:table-cell office:value-type="float" office:value="4263">
            <text:p>4263</text:p>
          </table:table-cell>
          <table:table-cell table:formula="of:=[.D12]-[.D11]" office:value-type="float" office:value="74">
            <text:p>74</text:p>
          </table:table-cell>
          <table:table-cell table:formula="of:=[.C12]-[.C11]" office:value-type="float" office:value="9">
            <text:p>9</text:p>
          </table:table-cell>
          <table:table-cell table:formula="of:=[.E12]/[.F12]" office:value-type="float" office:value="8.22222222222222">
            <text:p>8,2222222222</text:p>
          </table:table-cell>
          <table:table-cell table:formula="of:=[.$A$1]*[.G12]" office:value-type="currency" office:currency="EUR" office:value="1.39777777777778">
            <text:p>1,40 €</text:p>
          </table:table-cell>
          <table:table-cell table:formula="of:=[.E12]*[.$A$1]" office:value-type="currency" office:currency="EUR" office:value="12.58">
            <text:p>12,58 €</text:p>
          </table:table-cell>
          <table:table-cell table:formula="of:=[.H12]*365" office:value-type="currency" office:currency="EUR" office:value="510.188888888889">
            <text:p>510,19 €</text:p>
          </table:table-cell>
          <table:table-cell table:formula="of:=[.J12]/12" office:value-type="currency" office:currency="EUR" office:value="42.5157407407407">
            <text:p>42,52 €</text:p>
          </table:table-cell>
          <table:table-cell table:formula="of:=[.L9]*[.L10]*[.L11]+[.L8]*[.L7]" office:value-type="float" office:value="2.82">
            <text:p>2,82</text:p>
          </table:table-cell>
          <table:table-cell office:value-type="string">
            <text:p>total puissance</text:p>
          </table:table-cell>
          <table:table-cell table:number-columns-repeated="4"/>
          <table:table-cell table:formula="of:=[.R13]*365" office:value-type="float" office:value="4513.955">
            <text:p>4513,9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19-03-08">
            <text:p>08/03/19</text:p>
          </table:table-cell>
          <table:table-cell office:value-type="float" office:value="4343">
            <text:p>4343</text:p>
          </table:table-cell>
          <table:table-cell table:formula="of:=[.D13]-[.D12]" office:value-type="float" office:value="80">
            <text:p>80</text:p>
          </table:table-cell>
          <table:table-cell table:formula="of:=[.C13]-[.C12]" office:value-type="float" office:value="9">
            <text:p>9</text:p>
          </table:table-cell>
          <table:table-cell table:formula="of:=[.E13]/[.F13]" office:value-type="float" office:value="8.88888888888889">
            <text:p>8,8888888889</text:p>
          </table:table-cell>
          <table:table-cell table:formula="of:=[.$A$1]*[.G13]" office:value-type="currency" office:currency="EUR" office:value="1.51111111111111">
            <text:p>1,51 €</text:p>
          </table:table-cell>
          <table:table-cell table:formula="of:=[.E13]*[.$A$1]" office:value-type="currency" office:currency="EUR" office:value="13.6">
            <text:p>13,60 €</text:p>
          </table:table-cell>
          <table:table-cell table:formula="of:=[.H13]*365" office:value-type="currency" office:currency="EUR" office:value="551.555555555556">
            <text:p>551,56 €</text:p>
          </table:table-cell>
          <table:table-cell table:formula="of:=[.J13]/12" office:value-type="currency" office:currency="EUR" office:value="45.962962962963">
            <text:p>45,96 €</text:p>
          </table:table-cell>
          <table:table-cell table:formula="of:=[.L10]*[.L11]*[.L12]+[.L9]*[.L8]" office:value-type="float" office:value="17.082">
            <text:p>17,082</text:p>
          </table:table-cell>
          <table:table-cell table:number-columns-repeated="5"/>
          <table:table-cell table:formula="of:=SUM([.R15:.R29])" office:value-type="float" office:value="12.367">
            <text:p>12,367</text:p>
          </table:table-cell>
          <table:table-cell table:formula="of:=[.$A$1]*[.R13]" office:value-type="currency" office:currency="EUR" office:value="2.10239">
            <text:p>2,10 €</text:p>
          </table:table-cell>
          <table:table-cell table:formula="of:=[.S13]*365" office:value-type="currency" office:currency="EUR" office:value="767.37235">
            <text:p>767,37 €</text:p>
          </table:table-cell>
        </table:table-row>
        <table:table-row table:style-name="ro1">
          <table:table-cell table:number-columns-repeated="2"/>
          <table:table-cell table:style-name="ce1" office:value-type="date" office:date-value="2019-04-08">
            <text:p>08/04/19</text:p>
          </table:table-cell>
          <table:table-cell office:value-type="float" office:value="4651">
            <text:p>4651</text:p>
          </table:table-cell>
          <table:table-cell table:formula="of:=[.D14]-[.D13]" office:value-type="float" office:value="308">
            <text:p>308</text:p>
          </table:table-cell>
          <table:table-cell table:formula="of:=[.C14]-[.C13]" office:value-type="float" office:value="31">
            <text:p>31</text:p>
          </table:table-cell>
          <table:table-cell table:formula="of:=[.E14]/[.F14]" office:value-type="float" office:value="9.93548387096774">
            <text:p>9,935483871</text:p>
          </table:table-cell>
          <table:table-cell table:formula="of:=[.$A$1]*[.G14]" office:value-type="currency" office:currency="EUR" office:value="1.68903225806452">
            <text:p>1,69 €</text:p>
          </table:table-cell>
          <table:table-cell table:formula="of:=[.E14]*[.$A$1]" office:value-type="currency" office:currency="EUR" office:value="52.36">
            <text:p>52,36 €</text:p>
          </table:table-cell>
          <table:table-cell table:formula="of:=[.H14]*365" office:value-type="currency" office:currency="EUR" office:value="616.496774193548">
            <text:p>616,50 €</text:p>
          </table:table-cell>
          <table:table-cell table:formula="of:=[.J14]/12" office:value-type="currency" office:currency="EUR" office:value="51.3747311827957">
            <text:p>51,37 €</text:p>
          </table:table-cell>
          <table:table-cell table:number-columns-repeated="2"/>
          <table:table-cell office:value-type="string">
            <text:p>unité</text:p>
          </table:table-cell>
          <table:table-cell office:value-type="string">
            <text:p>W</text:p>
          </table:table-cell>
          <table:table-cell office:value-type="string">
            <text:p>t(h)</text:p>
          </table:table-cell>
          <table:table-cell office:value-type="string">
            <text:p>t(min)</text:p>
          </table:table-cell>
          <table:table-cell office:value-type="string">
            <text:p>kWh</text:p>
          </table:table-cell>
          <table:table-cell office:value-type="string">
            <text:p>€/jour</text:p>
          </table:table-cell>
          <table:table-cell office:value-type="string">
            <text:p>€/ans</text:p>
          </table:table-cell>
        </table:table-row>
        <table:table-row table:style-name="ro1">
          <table:table-cell table:number-columns-repeated="12"/>
          <table:table-cell office:value-type="string">
            <text:p>Four</text:p>
          </table:table-cell>
          <table:table-cell/>
          <table:table-cell office:value-type="float" office:value="2500">
            <text:p>2500</text:p>
          </table:table-cell>
          <table:table-cell office:value-type="float" office:value="1">
            <text:p>1</text:p>
          </table:table-cell>
          <table:table-cell table:formula="of:=[.P15]*60" office:value-type="float" office:value="60">
            <text:p>60</text:p>
          </table:table-cell>
          <table:table-cell table:formula="of:=[.O15]*[.P15]/1000" office:value-type="float" office:value="2.5">
            <text:p>2,5</text:p>
          </table:table-cell>
          <table:table-cell table:formula="of:=[.$A$1]*[.R15]" office:value-type="currency" office:currency="EUR" office:value="0.425">
            <text:p>0,43 €</text:p>
          </table:table-cell>
          <table:table-cell table:formula="of:=[.S15]*365" office:value-type="currency" office:currency="EUR" office:value="155.125">
            <text:p>155,13 €</text:p>
          </table:table-cell>
        </table:table-row>
        <table:table-row table:style-name="ro1">
          <table:table-cell table:number-columns-repeated="12"/>
          <table:table-cell office:value-type="string">
            <text:p>éclairage</text:p>
          </table:table-cell>
          <table:table-cell office:value-type="float" office:value="5">
            <text:p>5</text:p>
          </table:table-cell>
          <table:table-cell table:formula="of:=[.N16]*70" office:value-type="float" office:value="350">
            <text:p>350</text:p>
          </table:table-cell>
          <table:table-cell office:value-type="float" office:value="4">
            <text:p>4</text:p>
          </table:table-cell>
          <table:table-cell table:formula="of:=[.P16]*60" office:value-type="float" office:value="240">
            <text:p>240</text:p>
          </table:table-cell>
          <table:table-cell table:formula="of:=[.O16]*[.P16]/1000" office:value-type="float" office:value="1.4">
            <text:p>1,4</text:p>
          </table:table-cell>
          <table:table-cell table:formula="of:=[.$A$1]*[.R16]" office:value-type="currency" office:currency="EUR" office:value="0.238">
            <text:p>0,24 €</text:p>
          </table:table-cell>
          <table:table-cell table:formula="of:=[.S16]*365" office:value-type="currency" office:currency="EUR" office:value="86.87">
            <text:p>86,87 €</text:p>
          </table:table-cell>
        </table:table-row>
        <table:table-row table:style-name="ro1">
          <table:table-cell table:number-columns-repeated="12"/>
          <table:table-cell office:value-type="string">
            <text:p>frigos</text:p>
          </table:table-cell>
          <table:table-cell office:value-type="float" office:value="2">
            <text:p>2</text:p>
          </table:table-cell>
          <table:table-cell table:formula="of:=[.N17]*250"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[.P17]*60" office:value-type="float" office:value="300">
            <text:p>300</text:p>
          </table:table-cell>
          <table:table-cell table:formula="of:=[.O17]*[.P17]/1000" office:value-type="float" office:value="2.5">
            <text:p>2,5</text:p>
          </table:table-cell>
          <table:table-cell table:formula="of:=[.$A$1]*[.R17]" office:value-type="currency" office:currency="EUR" office:value="0.425">
            <text:p>0,43 €</text:p>
          </table:table-cell>
          <table:table-cell table:formula="of:=[.S17]*365" office:value-type="currency" office:currency="EUR" office:value="155.125">
            <text:p>155,13 €</text:p>
          </table:table-cell>
        </table:table-row>
        <table:table-row table:style-name="ro1">
          <table:table-cell table:number-columns-repeated="9"/>
          <table:table-cell table:style-name="ce3"/>
          <table:table-cell table:number-columns-repeated="2"/>
          <table:table-cell office:value-type="string">
            <text:p>Sèche serviette</text:p>
          </table:table-cell>
          <table:table-cell/>
          <table:table-cell office:value-type="float" office:value="1000">
            <text:p>1000</text:p>
          </table:table-cell>
          <table:table-cell office:value-type="float" office:value="0.25">
            <text:p>0,25</text:p>
          </table:table-cell>
          <table:table-cell table:formula="of:=[.P18]*60" office:value-type="float" office:value="15">
            <text:p>15</text:p>
          </table:table-cell>
          <table:table-cell office:value-type="float" office:value="0.3">
            <text:p>0,3</text:p>
          </table:table-cell>
          <table:table-cell table:formula="of:=[.$A$1]*[.R18]" office:value-type="currency" office:currency="EUR" office:value="0.051">
            <text:p>0,05 €</text:p>
          </table:table-cell>
          <table:table-cell table:formula="of:=[.S18]*365" office:value-type="currency" office:currency="EUR" office:value="18.615">
            <text:p>18,62 €</text:p>
          </table:table-cell>
        </table:table-row>
        <table:table-row table:style-name="ro1">
          <table:table-cell table:number-columns-repeated="12"/>
          <table:table-cell office:value-type="string">
            <text:p>BOX</text:p>
          </table:table-cell>
          <table:table-cell/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formula="of:=[.P19]*60" office:value-type="float" office:value="720">
            <text:p>720</text:p>
          </table:table-cell>
          <table:table-cell table:formula="of:=[.O19]*[.P19]/1000" office:value-type="float" office:value="0.6">
            <text:p>0,6</text:p>
          </table:table-cell>
          <table:table-cell table:formula="of:=[.$A$1]*[.R19]" office:value-type="currency" office:currency="EUR" office:value="0.102">
            <text:p>0,10 €</text:p>
          </table:table-cell>
          <table:table-cell table:formula="of:=[.S19]*365" office:value-type="currency" office:currency="EUR" office:value="37.23">
            <text:p>37,23 €</text:p>
          </table:table-cell>
        </table:table-row>
        <table:table-row table:style-name="ro1">
          <table:table-cell table:number-columns-repeated="12"/>
          <table:table-cell office:value-type="string">
            <text:p>VMC</text:p>
          </table:table-cell>
          <table:table-cell/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formula="of:=[.P20]*60" office:value-type="float" office:value="1440">
            <text:p>1440</text:p>
          </table:table-cell>
          <table:table-cell table:formula="of:=[.O20]*[.P20]/1000" office:value-type="float" office:value="0.432">
            <text:p>0,432</text:p>
          </table:table-cell>
          <table:table-cell table:formula="of:=[.$A$1]*[.R20]" office:value-type="currency" office:currency="EUR" office:value="0.07344">
            <text:p>0,07 €</text:p>
          </table:table-cell>
          <table:table-cell table:formula="of:=[.S20]*365" office:value-type="currency" office:currency="EUR" office:value="26.8056">
            <text:p>26,81 €</text:p>
          </table:table-cell>
        </table:table-row>
        <table:table-row table:style-name="ro1">
          <table:table-cell table:number-columns-repeated="12"/>
          <table:table-cell office:value-type="string">
            <text:p>MAL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formula="of:=[.P21]*60" office:value-type="float" office:value="60">
            <text:p>60</text:p>
          </table:table-cell>
          <table:table-cell table:formula="of:=[.O21]*[.P21]/1000" office:value-type="float" office:value="1">
            <text:p>1</text:p>
          </table:table-cell>
          <table:table-cell table:formula="of:=[.$A$1]*[.R21]" office:value-type="currency" office:currency="EUR" office:value="0.17">
            <text:p>0,17 €</text:p>
          </table:table-cell>
          <table:table-cell table:formula="of:=[.S21]*365" office:value-type="currency" office:currency="EUR" office:value="62.05">
            <text:p>62,05 €</text:p>
          </table:table-cell>
        </table:table-row>
        <table:table-row table:style-name="ro1">
          <table:table-cell table:number-columns-repeated="12"/>
          <table:table-cell office:value-type="string">
            <text:p>ordi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P22]*60" office:value-type="float" office:value="240">
            <text:p>240</text:p>
          </table:table-cell>
          <table:table-cell table:formula="of:=[.O22]*[.P22]/1000" office:value-type="float" office:value="0.18">
            <text:p>0,18</text:p>
          </table:table-cell>
          <table:table-cell table:formula="of:=[.$A$1]*[.R22]" office:value-type="currency" office:currency="EUR" office:value="0.0306">
            <text:p>0,03 €</text:p>
          </table:table-cell>
          <table:table-cell table:formula="of:=[.S22]*365" office:value-type="currency" office:currency="EUR" office:value="11.169">
            <text:p>11,17 €</text:p>
          </table:table-cell>
        </table:table-row>
        <table:table-row table:style-name="ro1">
          <table:table-cell table:number-columns-repeated="12"/>
          <table:table-cell office:value-type="string">
            <text:p>aspi</text:p>
          </table:table-cell>
          <table:table-cell/>
          <table:table-cell office:value-type="float" office:value="2200">
            <text:p>2200</text:p>
          </table:table-cell>
          <table:table-cell office:value-type="float" office:value="0.2">
            <text:p>0,2</text:p>
          </table:table-cell>
          <table:table-cell table:formula="of:=[.P23]*60" office:value-type="float" office:value="12">
            <text:p>12</text:p>
          </table:table-cell>
          <table:table-cell table:formula="of:=[.O23]*[.P23]/1000" office:value-type="float" office:value="0.44">
            <text:p>0,44</text:p>
          </table:table-cell>
          <table:table-cell table:formula="of:=[.$A$1]*[.R23]" office:value-type="currency" office:currency="EUR" office:value="0.0748">
            <text:p>0,07 €</text:p>
          </table:table-cell>
          <table:table-cell table:formula="of:=[.S23]*365" office:value-type="currency" office:currency="EUR" office:value="27.302">
            <text:p>27,30 €</text:p>
          </table:table-cell>
        </table:table-row>
        <table:table-row table:style-name="ro1">
          <table:table-cell table:number-columns-repeated="12"/>
          <table:table-cell office:value-type="string">
            <text:p>vapo</text:p>
          </table:table-cell>
          <table:table-cell/>
          <table:table-cell office:value-type="float" office:value="1900">
            <text:p>1900</text:p>
          </table:table-cell>
          <table:table-cell office:value-type="float" office:value="0.1">
            <text:p>0,1</text:p>
          </table:table-cell>
          <table:table-cell table:formula="of:=[.P24]*60" office:value-type="float" office:value="6">
            <text:p>6</text:p>
          </table:table-cell>
          <table:table-cell table:formula="of:=[.O24]*[.P24]/1000" office:value-type="float" office:value="0.19">
            <text:p>0,19</text:p>
          </table:table-cell>
          <table:table-cell table:formula="of:=[.$A$1]*[.R24]" office:value-type="currency" office:currency="EUR" office:value="0.0323">
            <text:p>0,03 €</text:p>
          </table:table-cell>
          <table:table-cell table:formula="of:=[.S24]*365" office:value-type="currency" office:currency="EUR" office:value="11.7895">
            <text:p>11,79 €</text:p>
          </table:table-cell>
        </table:table-row>
        <table:table-row table:style-name="ro1">
          <table:table-cell table:number-columns-repeated="12"/>
          <table:table-cell office:value-type="string">
            <text:p>bouilloire</text:p>
          </table:table-cell>
          <table:table-cell/>
          <table:table-cell office:value-type="float" office:value="2000">
            <text:p>2000</text:p>
          </table:table-cell>
          <table:table-cell office:value-type="float" office:value="0.1">
            <text:p>0,1</text:p>
          </table:table-cell>
          <table:table-cell table:formula="of:=[.P25]*60" office:value-type="float" office:value="6">
            <text:p>6</text:p>
          </table:table-cell>
          <table:table-cell table:formula="of:=[.O25]*[.P25]/1000" office:value-type="float" office:value="0.2">
            <text:p>0,2</text:p>
          </table:table-cell>
          <table:table-cell table:formula="of:=[.$A$1]*[.R25]" office:value-type="currency" office:currency="EUR" office:value="0.034">
            <text:p>0,03 €</text:p>
          </table:table-cell>
          <table:table-cell table:formula="of:=[.S25]*365" office:value-type="currency" office:currency="EUR" office:value="12.41">
            <text:p>12,41 €</text:p>
          </table:table-cell>
        </table:table-row>
        <table:table-row table:style-name="ro1">
          <table:table-cell table:number-columns-repeated="12"/>
          <table:table-cell office:value-type="string">
            <text:p>Chauffe eau</text:p>
          </table:table-cell>
          <table:table-cell/>
          <table:table-cell office:value-type="float" office:value="750">
            <text:p>750</text:p>
          </table:table-cell>
          <table:table-cell office:value-type="float" office:value="3.5">
            <text:p>3,5</text:p>
          </table:table-cell>
          <table:table-cell table:formula="of:=[.P26]*60" office:value-type="float" office:value="210">
            <text:p>210</text:p>
          </table:table-cell>
          <table:table-cell table:formula="of:=[.O26]*[.P26]/1000" office:value-type="float" office:value="2.625">
            <text:p>2,625</text:p>
          </table:table-cell>
          <table:table-cell table:formula="of:=[.$A$1]*[.R26]" office:value-type="currency" office:currency="EUR" office:value="0.44625">
            <text:p>0,45 €</text:p>
          </table:table-cell>
          <table:table-cell table:formula="of:=[.S26]*365" office:value-type="currency" office:currency="EUR" office:value="162.88125">
            <text:p>162,88 €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 table:number-rows-repeated="7">
          <table:table-cell table:number-columns-repeated="7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1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8/04/2019</text:date>, <text:time>21:1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6:25:49</meta:creation-date>
    <dc:date>2019-04-08T21:14:11</dc:date>
    <meta:editing-duration>PT6H20M30S</meta:editing-duration>
    <meta:editing-cycles>8</meta:editing-cycles>
    <meta:generator>OpenOffice/4.1.3$Unix OpenOffice.org_project/413m1$Build-9783</meta:generator>
    <meta:document-statistic meta:table-count="3" meta:cell-count="2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5" chart:interval-minor-divisor="1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>
        <chart:symbol-image xlink:href="Pictures/2000000D000000DD000000DD3F0040E4.svm" xlink:type="simple" xlink:actuate="onLoad"/>
      </style:chart-properties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/>
      <style:graphic-properties svg:stroke-width="0.02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301cm" svg:height="18.858cm" xlink:href=".." xlink:type="simple" chart:class="chart:line" chart:style-name="ch1">
        <chart:legend svg:x="4.817cm" svg:y="0.599cm" style:legend-expansion="custom" chartooo:width="2.887cm" chartooo:height="2.941cm" style:legend-expansion-aspect-ratio="0.9816388983339" chart:style-name="ch2"/>
        <chart:plot-area chart:style-name="ch3" table:cell-range-address="Feuille1.C4:Feuille1.C13 Feuille1.G2:Feuille1.G13 Feuille1.K2:Feuille1.K13" chart:data-source-has-labels="both" svg:x="0.931cm" svg:y="2.156cm" svg:width="6.841cm" svg:height="14.253cm">
          <chartooo:coordinate-region svg:x="1.607cm" svg:y="2.358cm" svg:width="6.165cm" svg:height="13.401cm"/>
          <chart:axis chart:dimension="x" chart:name="primary-x" chart:style-name="ch4" chartooo:axis-type="auto">
            <chartooo:date-scale/>
            <chart:categories table:cell-range-address="Feuille1.C4:Feuille1.C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G4:Feuille1.G13" chart:label-cell-address="Feuille1.G2:Feuille1.G3" chart:class="chart:line">
            <chart:data-point chart:repeated="10"/>
          </chart:series>
          <chart:series chart:style-name="ch8" chart:values-cell-range-address="Feuille1.K4:Feuille1.K13" chart:label-cell-address="Feuille1.K2:Feuille1.K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h/j</text:p>
                <text:list>
                  <text:list-item>
                    <text:p>kWh/j</text:p>
                  </text:list-item>
                  <text:list-item>
                    <text:p/>
                  </text:list-item>
                </text:list>
                <draw:g>
                  <svg:desc>Feuille1.G2:Feuille1.G3</svg:desc>
                </draw:g>
              </table:table-cell>
              <table:table-cell office:value-type="string">
                <text:p>€/mois</text:p>
                <text:list>
                  <text:list-item>
                    <text:p>€/mois</text:p>
                  </text:list-item>
                  <text:list-item>
                    <text:p/>
                  </text:list-item>
                </text:list>
                <draw:g>
                  <svg:desc>Feuille1.K2:Feuille1.K3</svg:desc>
                </draw:g>
              </table:table-cell>
            </table:table-row>
          </table:table-header-rows>
          <table:table-rows>
            <table:table-row>
              <table:table-cell office:value-type="float" office:value="43318">
                <text:p>43320</text:p>
                <draw:g>
                  <svg:desc>Feuille1.C4:Feuille1.C13</svg:desc>
                </draw:g>
              </table:table-cell>
              <table:table-cell office:value-type="float" office:value="10.4514285714286">
                <text:p>10.4514285714286</text:p>
                <draw:g>
                  <svg:desc>Feuille1.G4:Feuille1.G13</svg:desc>
                </draw:g>
              </table:table-cell>
              <table:table-cell office:value-type="float" office:value="54.0425952380953">
                <text:p>54.0425952380953</text:p>
                <draw:g>
                  <svg:desc>Feuille1.K4:Feuille1.K13</svg:desc>
                </draw:g>
              </table:table-cell>
            </table:table-row>
            <table:table-row>
              <table:table-cell office:value-type="float" office:value="43371">
                <text:p>43370</text:p>
              </table:table-cell>
              <table:table-cell office:value-type="float" office:value="8.75471698113208">
                <text:p>8.75471698113208</text:p>
              </table:table-cell>
              <table:table-cell office:value-type="float" office:value="45.2691823899371">
                <text:p>45.2691823899371</text:p>
              </table:table-cell>
            </table:table-row>
            <table:table-row>
              <table:table-cell office:value-type="float" office:value="43405">
                <text:p>43410</text:p>
              </table:table-cell>
              <table:table-cell office:value-type="float" office:value="10.5">
                <text:p>10.5</text:p>
              </table:table-cell>
              <table:table-cell office:value-type="float" office:value="54.29375">
                <text:p>54.29375</text:p>
              </table:table-cell>
            </table:table-row>
            <table:table-row>
              <table:table-cell office:value-type="float" office:value="43435">
                <text:p>43440</text:p>
              </table:table-cell>
              <table:table-cell office:value-type="float" office:value="11.7">
                <text:p>11.7</text:p>
              </table:table-cell>
              <table:table-cell office:value-type="float" office:value="60.49875">
                <text:p>60.49875</text:p>
              </table:table-cell>
            </table:table-row>
            <table:table-row>
              <table:table-cell office:value-type="float" office:value="43466">
                <text:p>43470</text:p>
              </table:table-cell>
              <table:table-cell office:value-type="float" office:value="13.0322580645161">
                <text:p>13.0322580645161</text:p>
              </table:table-cell>
              <table:table-cell office:value-type="float" office:value="67.3876344086022">
                <text:p>67.3876344086022</text:p>
              </table:table-cell>
            </table:table-row>
            <table:table-row>
              <table:table-cell office:value-type="float" office:value="43497">
                <text:p>43500</text:p>
              </table:table-cell>
              <table:table-cell office:value-type="float" office:value="11.5483870967742">
                <text:p>11.5483870967742</text:p>
              </table:table-cell>
              <table:table-cell office:value-type="float" office:value="59.7147849462366">
                <text:p>59.7147849462366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9.84615384615385">
                <text:p>9.84615384615385</text:p>
              </table:table-cell>
              <table:table-cell office:value-type="float" office:value="50.9128205128205">
                <text:p>50.9128205128205</text:p>
              </table:table-cell>
            </table:table-row>
            <table:table-row>
              <table:table-cell office:value-type="float" office:value="43514">
                <text:p>43510</text:p>
              </table:table-cell>
              <table:table-cell office:value-type="float" office:value="8">
                <text:p>8</text:p>
              </table:table-cell>
              <table:table-cell office:value-type="float" office:value="41.3666666666667">
                <text:p>41.3666666666667</text:p>
              </table:table-cell>
            </table:table-row>
            <table:table-row>
              <table:table-cell office:value-type="float" office:value="43523">
                <text:p>43520</text:p>
              </table:table-cell>
              <table:table-cell office:value-type="float" office:value="8.22222222222222">
                <text:p>8.22222222222222</text:p>
              </table:table-cell>
              <table:table-cell office:value-type="float" office:value="42.5157407407407">
                <text:p>42.5157407407407</text:p>
              </table:table-cell>
            </table:table-row>
            <table:table-row>
              <table:table-cell office:value-type="float" office:value="43532">
                <text:p>43530</text:p>
              </table:table-cell>
              <table:table-cell office:value-type="float" office:value="8.88888888888889">
                <text:p>8.88888888888889</text:p>
              </table:table-cell>
              <table:table-cell office:value-type="float" office:value="45.962962962963">
                <text:p>45.9629629629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